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31.009cm" fo:margin-left="0cm" table:align="left"/>
    </style:style>
    <style:style style:name="Таблица1.A" style:family="table-column">
      <style:table-column-properties style:column-width="2.043cm"/>
    </style:style>
    <style:style style:name="Таблица1.C" style:family="table-column">
      <style:table-column-properties style:column-width="26.924cm"/>
    </style:style>
    <style:style style:name="Таблица1.1" style:family="table-row">
      <style:table-row-properties style:min-row-height="8.714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2" style:family="table-row">
      <style:table-row-properties style:min-row-height="6.703cm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108686" officeooo:paragraph-rsid="00108686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08686" officeooo:paragraph-rsid="00108686"/>
    </style:style>
    <style:style style:name="P3" style:family="paragraph" style:parent-style-name="Standard">
      <style:paragraph-properties fo:text-align="center" style:justify-single-word="false"/>
      <style:text-properties fo:font-size="20pt" fo:language="ru" fo:country="RU" officeooo:rsid="00108686" officeooo:paragraph-rsid="00108686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8pt" fo:language="ru" fo:country="RU" officeooo:rsid="00108686" officeooo:paragraph-rsid="00108686" style:font-size-asian="18pt" style:font-size-complex="18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ffffff"/>
      <style:paragraph-properties fo:text-align="center" style:writing-mode="lr-tb"/>
    </style:style>
    <style:style style:name="P10" style:family="paragraph">
      <loext:graphic-properties draw:fill="solid" draw:fill-color="#ffffff"/>
      <style:paragraph-properties style:writing-mode="lr-tb"/>
      <style:text-properties fo:font-size="60pt" style:font-size-asian="60pt" style:font-size-complex="60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094cm" style:run-through="foreground"/>
      <style:paragraph-properties style:writing-mode="lr-tb"/>
    </style:style>
    <style:style style:name="gr3" style:family="graphic">
      <style:graphic-properties svg:stroke-color="#111111" draw:marker-end="Arrow" draw:marker-end-width="0.3cm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2.399cm" fo:min-width="3.246cm" style:run-through="foreground"/>
      <style:paragraph-properties style:writing-mode="lr-tb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1.448cm" fo:min-width="1.448cm" style:run-through="foreground"/>
      <style:paragraph-properties style:writing-mode="lr-tb"/>
    </style:style>
    <style:style style:name="gr6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7" style:family="graphic">
      <style:graphic-properties svg:stroke-width="0.041cm" svg:stroke-color="#111111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svg:stroke-color="#111111" draw:fill="solid" draw:fill-color="#ffffff" draw:textarea-horizontal-align="justify" draw:textarea-vertical-align="middle" draw:auto-grow-height="false" fo:min-height="1.771cm" fo:min-width="1.771cm" style:run-through="foreground"/>
    </style:style>
    <style:style style:name="gr10" style:family="graphic">
      <style:graphic-properties svg:stroke-width="0.041cm" svg:stroke-color="#000000" draw:marker-start-width="0.409cm" draw:marker-end-width="0.409cm" draw:fill="solid" draw:fill-color="#ffffff" draw:textarea-horizontal-align="justify" draw:textarea-vertical-align="middle" draw:auto-grow-height="false" fo:min-height="0.949cm" fo:min-width="1.76cm" fo:padding-top="0.019cm" fo:padding-bottom="0.019cm" fo:padding-left="0.019cm" fo:padding-right="0.019cm" style:run-through="foreground"/>
    </style:style>
    <style:style style:name="gr11" style:family="graphic">
      <style:graphic-properties svg:stroke-width="0.041cm" svg:stroke-color="#000000" draw:marker-start-width="0.409cm" draw:marker-end-width="0.409cm" draw:fill="solid" draw:fill-color="#ffffff" draw:textarea-horizontal-align="justify" draw:textarea-vertical-align="middle" draw:auto-grow-height="false" fo:min-height="0.363cm" fo:min-width="0.582cm" fo:padding-top="0.019cm" fo:padding-bottom="0.019cm" fo:padding-left="0.019cm" fo:padding-right="0.019cm" style:run-through="foreground"/>
    </style:style>
    <style:style style:name="gr12" style:family="graphic">
      <style:graphic-properties svg:stroke-width="0.041cm" svg:stroke-color="#000000" draw:marker-start-width="0.409cm" draw:marker-end-width="0.409cm" draw:fill="solid" draw:fill-color="#ffffff" draw:textarea-horizontal-align="justify" draw:textarea-vertical-align="middle" draw:auto-grow-height="false" fo:min-height="1.055cm" fo:min-width="31.006cm" fo:padding-top="0.019cm" fo:padding-bottom="0.019cm" fo:padding-left="0.019cm" fo:padding-right="0.019cm" style:run-through="foreground"/>
    </style:style>
    <style:style style:name="gr13" style:family="graphic">
      <style:graphic-properties draw:stroke="none" svg:stroke-color="#000000" draw:fill="none" draw:fill-color="#ffffff" fo:min-height="0.651cm" style:run-through="foreground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635cm" style:run-through="foreground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557cm" style:run-through="foreground"/>
      <style:paragraph-properties style:writing-mode="lr-tb"/>
    </style:style>
    <style:style style:name="gr16" style:family="graphic">
      <style:graphic-properties svg:stroke-width="0.041cm" svg:stroke-color="#111111" draw:marker-start-width="0.409cm" draw:marker-end-width="0.409cm" draw:fill="solid" draw:fill-color="#ffffff" draw:textarea-horizontal-align="justify" draw:textarea-vertical-align="middle" draw:auto-grow-height="false" fo:min-height="1.032cm" fo:min-width="1.903cm" fo:padding-top="0.019cm" fo:padding-bottom="0.019cm" fo:padding-left="0.019cm" fo:padding-right="0.019cm" style:run-through="foreground"/>
    </style:style>
    <style:style style:name="gr17" style:family="graphic">
      <style:graphic-properties svg:stroke-width="0.041cm" svg:stroke-color="#111111" draw:marker-start-width="0.409cm" draw:marker-end-width="0.409cm" draw:fill="solid" draw:fill-color="#ffffff" draw:textarea-horizontal-align="justify" draw:textarea-vertical-align="middle" draw:auto-grow-height="false" fo:min-height="0.067cm" fo:min-width="1.903cm" fo:padding-top="0.019cm" fo:padding-bottom="0.019cm" fo:padding-left="0.019cm" fo:padding-right="0.019cm" style:run-through="foreground"/>
    </style:style>
    <style:style style:name="gr18" style:family="graphic">
      <style:graphic-properties draw:stroke="dash" draw:stroke-dash="Dash" svg:stroke-color="#111111" draw:marker-end="Arrow" draw:marker-end-width="0.3cm" draw:textarea-horizontal-align="center" draw:textarea-vertical-align="middle" style:run-through="foreground"/>
    </style:style>
    <style:style style:name="gr19" style:family="graphic">
      <style:graphic-properties draw:stroke="none" svg:stroke-color="#000000" draw:fill="none" draw:fill-color="#ffffff" fo:min-height="1.199cm" style:run-through="foreground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1.462cm" style:run-through="foreground"/>
      <style:paragraph-properties style:writing-mode="lr-tb"/>
    </style:style>
    <style:style style:name="gr21" style:family="graphic">
      <style:graphic-properties svg:stroke-width="0.199cm" svg:stroke-color="#000000" draw:marker-start-width="0.651cm" draw:marker-end-width="0.651cm" draw:fill="solid" draw:fill-color="#ffffff" draw:textarea-horizontal-align="justify" draw:textarea-vertical-align="middle" draw:auto-grow-height="false" fo:min-height="1.45cm" fo:min-width="1.45cm" fo:padding-top="0.099cm" fo:padding-bottom="0.099cm" fo:padding-left="0.099cm" fo:padding-right="0.099cm" style:run-through="foreground"/>
    </style:style>
    <style:style style:name="gr22" style:family="graphic">
      <style:graphic-properties draw:stroke="none" svg:stroke-color="#000000" draw:fill="none" draw:fill-color="#ffffff" fo:min-height="1.192cm" style:run-through="foreground"/>
      <style:paragraph-properties style:writing-mode="lr-tb"/>
    </style:style>
    <style:style style:name="gr23" style:family="graphic">
      <style:graphic-properties svg:stroke-width="0.3cm" svg:stroke-color="#000000" draw:marker-start-width="0.801cm" draw:marker-end-width="0.801cm" draw:textarea-horizontal-align="center" draw:textarea-vertical-align="middle" fo:padding-top="0.15cm" fo:padding-bottom="0.15cm" fo:padding-left="0.15cm" fo:padding-right="0.15cm" style:run-through="foreground"/>
    </style:style>
    <style:style style:name="gr24" style:family="graphic">
      <style:graphic-properties draw:stroke="none" svg:stroke-color="#000000" draw:fill="none" draw:fill-color="#ffffff" fo:min-height="2.152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1.023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1.341cm" style:run-through="foreground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2.436cm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ка 7</text:p>
      <text:p text:style-name="P4"/>
      <text:p text:style-name="P4"/>
      <text:p text:style-name="P1"/>
      <text:p text:style-name="P1"><draw:g text:anchor-type="paragraph" draw:z-index="0" draw:name="DrawObject1" draw:style-name="gr1"><draw:frame draw:name="Врезка 1" draw:style-name="gr2" draw:text-style-name="P6" svg:width="8.573cm" svg:height="1.094cm" draw:transform="rotate (1.5707963267949) translate (0.873888888888889cm 12.8375833333333cm)"><draw:text-box><text:p><text:span text:style-name="T1">Обеспечение заказа покупателя</text:span></text:p></draw:text-box></draw:frame><draw:frame draw:name="Врезка 2" draw:style-name="gr2" draw:text-style-name="P6" svg:width="5.892cm" svg:height="1.094cm" draw:transform="rotate (1.5707963267949) translate (2.75519444444444cm 17.0991388888889cm)"><draw:text-box><text:p><text:span text:style-name="T1">Менеджер по закупкам</text:span></text:p></draw:text-box></draw:frame><draw:frame draw:name="Врезка 3" draw:style-name="gr2" draw:text-style-name="P6" svg:width="6.739cm" svg:height="1.094cm" draw:transform="rotate (1.5707963267949) translate (2.75519444444444cm 8.63247222222222cm)"><draw:text-box><text:p><text:span text:style-name="T1">Менеджер по продажам</text:span></text:p></draw:text-box></draw:frame><draw:line draw:name="Горизонтальная линия 1" draw:style-name="gr3" draw:text-style-name="P7" svg:x1="6.837cm" svg:y1="6.057cm" svg:x2="8.001cm" svg:y2="6.057cm"><text:p/></draw:line><draw:custom-shape draw:name="Фигура 2" draw:style-name="gr4" draw:text-style-name="P9" svg:width="3.246cm" svg:height="2.4cm" svg:x="7.932cm" svg:y="4.858cm"><text:p text:style-name="P8">Создать заказ</text:p><text:p text:style-name="P8"><text:s/>покупателя</text:p><draw:enhanced-geometry svg:viewBox="0 0 21600 21600" draw:glue-points="10800 0 0 10800 10800 21600 21600 10800" draw:type="flowchart-process" draw:enhanced-path="M 0 0 L 21600 0 21600 21600 0 21600 0 0 Z N"/></draw:custom-shape><draw:custom-shape draw:name="Фигура 3" draw:style-name="gr5" draw:text-style-name="P10" svg:width="2.895cm" svg:height="2.895cm" svg:x="12.677cm" svg:y="4.646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name="Горизонтальная линия 2" draw:style-name="gr3" draw:text-style-name="P7" svg:x1="11.176cm" svg:y1="6.057cm" svg:x2="12.675cm" svg:y2="6.057cm"><text:p/></draw:line><draw:line draw:name="Вертикальная линия 1" draw:style-name="gr6" draw:text-style-name="P7" svg:x1="14.123cm" svg:y1="7.539cm" svg:x2="14.123cm" svg:y2="8.412cm"><text:p/></draw:line><draw:line draw:name="Вертикальная линия 2" draw:style-name="gr7" draw:text-style-name="P7" svg:x1="14.134cm" svg:y1="3.863cm" svg:x2="14.134cm" svg:y2="4.646cm"><text:p/></draw:line><draw:line draw:name="Горизонтальная линия 3" draw:style-name="gr3" draw:text-style-name="P7" svg:x1="14.134cm" svg:y1="3.863cm" svg:x2="16.203cm" svg:y2="3.863cm"><text:p/></draw:line><draw:line draw:name="Горизонтальная линия 4" draw:style-name="gr3" draw:text-style-name="P7" svg:x1="14.097cm" svg:y1="8.414cm" svg:x2="16.284cm" svg:y2="8.414cm"><text:p/></draw:line><draw:g draw:name="DrawObject1" draw:style-name="gr8"><draw:custom-shape draw:name="Фигура 1" draw:style-name="gr9" draw:text-style-name="P11" svg:width="2.505cm" svg:height="2.505cm" svg:x="4.369cm" svg:y="4.7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4" draw:style-name="gr10" draw:text-style-name="P12" svg:width="1.8cm" svg:height="0.989cm" svg:x="4.739cm" svg:y="5.422cm"><text:p/><draw:enhanced-geometry svg:viewBox="0 0 21600 21600" draw:type="rectangle" draw:enhanced-path="M 0 0 L 21600 0 21600 21600 0 21600 0 0 Z N"/></draw:custom-shape><draw:custom-shape draw:name="Фигура 5" draw:style-name="gr11" draw:text-style-name="P12" svg:width="1.237cm" svg:height="1.237cm" draw:transform="rotate (0.785398163397448) translate (4.78266666666667cm 5.42219444444444cm)"><text:p/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/draw:g><draw:custom-shape draw:name="Фигура 6" draw:style-name="gr12" draw:text-style-name="P12" svg:width="31.045cm" svg:height="1.094cm" svg:x="0.153cm" svg:y="0.088cm"><text:p/><draw:enhanced-geometry svg:viewBox="0 0 21600 21600" draw:type="rectangle" draw:enhanced-path="M 0 0 L 21600 0 21600 21600 0 21600 0 0 Z N"/></draw:custom-shape><draw:frame draw:name="Врезка 4" draw:style-name="gr13" draw:text-style-name="P6" svg:width="3.282cm" svg:height="0.652cm" svg:x="13.488cm" svg:y="0.335cm"><draw:text-box><text:p><text:span text:style-name="T1">Покупатель</text:span></text:p></draw:text-box></draw:frame><draw:frame draw:name="Врезка 5" draw:style-name="gr14" draw:text-style-name="P13" svg:width="1.835cm" svg:height="0.636cm" svg:x="14.405cm" svg:y="3.228cm"><draw:text-box><text:p><text:span text:style-name="T2">Есть</text:span></text:p></draw:text-box></draw:frame><draw:frame draw:name="Врезка 6" draw:style-name="gr15" draw:text-style-name="P14" svg:width="1.412cm" svg:height="0.558cm" svg:x="14.546cm" svg:y="8.562cm"><draw:text-box><text:p>Нет</text:p></draw:text-box></draw:frame><draw:g draw:name="DrawObject3" draw:style-name="gr8"><draw:custom-shape draw:name="Фигура 7" draw:style-name="gr16" draw:text-style-name="P12" svg:width="1.941cm" svg:height="1.659cm" svg:x="10.542cm" svg:y="8.872cm"><text:p/><draw:enhanced-geometry svg:viewBox="0 0 88 21600" draw:glue-points="44 ?f6 44 0 0 10800 44 21600 88 10800" draw:text-areas="0 ?f6 88 ?f3" draw:type="can" draw:modifiers="5100.8174386921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 8" draw:style-name="gr17" draw:text-style-name="P12" svg:width="1.941cm" svg:height="0.424cm" svg:x="10.542cm" svg:y="8.625cm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 9" draw:style-name="gr17" draw:text-style-name="P12" svg:width="1.941cm" svg:height="0.424cm" svg:x="10.542cm" svg:y="8.202cm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custom-shape draw:name="Фигура 10" draw:style-name="gr4" draw:text-style-name="P9" svg:width="3.246cm" svg:height="2.4cm" svg:x="16.24cm" svg:y="2.734cm"><text:p text:style-name="P8">Зарезервировать</text:p><text:p text:style-name="P8"><text:s/>товар</text:p><draw:enhanced-geometry svg:viewBox="0 0 21600 21600" draw:glue-points="10800 0 0 10800 10800 21600 21600 10800" draw:type="flowchart-process" draw:enhanced-path="M 0 0 L 21600 0 21600 21600 0 21600 0 0 Z N"/></draw:custom-shape><draw:custom-shape draw:name="Фигура 11" draw:style-name="gr4" draw:text-style-name="P9" svg:width="3.246cm" svg:height="2.4cm" svg:x="16.286cm" svg:y="7.327cm"><text:p text:style-name="P8">Сделать запрос</text:p><text:p text:style-name="P8"><text:s/>в отдел закупки</text:p><draw:enhanced-geometry svg:viewBox="0 0 21600 21600" draw:glue-points="10800 0 0 10800 10800 21600 21600 10800" draw:type="flowchart-process" draw:enhanced-path="M 0 0 L 21600 0 21600 21600 0 21600 0 0 Z N"/></draw:custom-shape><draw:custom-shape draw:name="Фигура 13" draw:style-name="gr4" draw:text-style-name="P9" svg:width="3.246cm" svg:height="2.4cm" svg:x="16.427cm" svg:y="12.16cm"><text:p text:style-name="P8">Создать заказ</text:p><text:p text:style-name="P8"><text:s/>поставщику</text:p><draw:enhanced-geometry svg:viewBox="0 0 21600 21600" draw:glue-points="10800 0 0 10800 10800 21600 21600 10800" draw:type="flowchart-process" draw:enhanced-path="M 0 0 L 21600 0 21600 21600 0 21600 0 0 Z N"/></draw:custom-shape><draw:line draw:name="Горизонтальная линия 5" draw:style-name="gr3" draw:text-style-name="P7" svg:x1="19.484cm" svg:y1="4.011cm" svg:x2="20.807cm" svg:y2="4.011cm"><text:p/></draw:line><draw:line draw:name="Горизонтальная линия 6" draw:style-name="gr3" draw:text-style-name="P7" svg:x1="17.891cm" svg:y1="9.726cm" svg:x2="17.933cm" svg:y2="12.118cm"><text:p/></draw:line><draw:g draw:name="DrawObject 1" draw:style-name="gr8"><draw:custom-shape draw:name="Фигура 14" draw:style-name="gr16" draw:text-style-name="P12" svg:width="1.941cm" svg:height="1.659cm" svg:x="11.382cm" svg:y="15.222cm"><text:p/><draw:enhanced-geometry svg:viewBox="0 0 88 21600" draw:glue-points="44 ?f6 44 0 0 10800 44 21600 88 10800" draw:text-areas="0 ?f6 88 ?f3" draw:type="can" draw:modifiers="5100.8174386921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 15" draw:style-name="gr17" draw:text-style-name="P12" svg:width="1.941cm" svg:height="0.424cm" svg:x="11.382cm" svg:y="14.975cm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 16" draw:style-name="gr17" draw:text-style-name="P12" svg:width="1.941cm" svg:height="0.424cm" svg:x="11.382cm" svg:y="14.552cm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g draw:name="DrawObject 2" draw:style-name="gr8"><draw:custom-shape draw:name="Фигура 17" draw:style-name="gr16" draw:text-style-name="P12" svg:width="1.941cm" svg:height="1.659cm" svg:x="8.136cm" svg:y="12.929cm"><text:p/><draw:enhanced-geometry svg:viewBox="0 0 88 21600" draw:glue-points="44 ?f6 44 0 0 10800 44 21600 88 10800" draw:text-areas="0 ?f6 88 ?f3" draw:type="can" draw:modifiers="5100.8174386921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 18" draw:style-name="gr17" draw:text-style-name="P12" svg:width="1.941cm" svg:height="0.424cm" svg:x="8.136cm" svg:y="12.682cm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 19" draw:style-name="gr17" draw:text-style-name="P12" svg:width="1.941cm" svg:height="0.424cm" svg:x="8.136cm" svg:y="12.259cm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line draw:name="Горизонтальная линия 7" draw:style-name="gr18" draw:text-style-name="P7" svg:x1="16.286cm" svg:y1="9.119cm" svg:x2="10.077cm" svg:y2="12.541cm"><text:p/></draw:line><draw:line draw:name="Горизонтальная линия 8" draw:style-name="gr18" draw:text-style-name="P7" svg:x1="10.077cm" svg:y1="12.929cm" svg:x2="16.427cm" svg:y2="12.541cm"><text:p/></draw:line><draw:line draw:name="Горизонтальная линия 9" draw:style-name="gr18" draw:text-style-name="P7" svg:x1="16.425cm" svg:y1="13.776cm" svg:x2="13.321cm" svg:y2="15.222cm"><text:p/></draw:line><draw:line draw:name="Горизонтальная линия 10" draw:style-name="gr18" draw:text-style-name="P7" svg:x1="9.361cm" svg:y1="7.255cm" svg:x2="10.543cm" svg:y2="8.377cm"><text:p/></draw:line><draw:frame draw:name="Врезка 7" draw:style-name="gr19" draw:text-style-name="P14" svg:width="2.294cm" svg:height="1.2cm" svg:x="7.932cm" svg:y="9.437cm"><draw:text-box><text:p>Заказы покупателей</text:p></draw:text-box></draw:frame><draw:frame draw:name="Врезка 8" draw:style-name="gr20" draw:text-style-name="P14" svg:width="2.495cm" svg:height="1.463cm" svg:x="13.534cm" svg:y="15.998cm"><draw:text-box><text:p>Заказы поставщикам</text:p></draw:text-box></draw:frame><draw:frame draw:name="Врезка 9" draw:style-name="gr19" draw:text-style-name="P14" svg:width="2.294cm" svg:height="1.2cm" svg:x="6.02cm" svg:y="14.587cm"><draw:text-box><text:p>Запросы на поставку</text:p></draw:text-box></draw:frame><draw:custom-shape draw:name="Фигура 20" draw:style-name="gr21" draw:text-style-name="P11" svg:width="2.329cm" svg:height="2.329cm" svg:x="24.777cm" svg:y="2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21" draw:style-name="gr21" draw:text-style-name="P11" svg:width="2.329cm" svg:height="2.329cm" svg:x="24.911cm" svg:y="12.1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Врезка 10" draw:style-name="gr22" draw:text-style-name="P14" svg:width="2.082cm" svg:height="1.193cm" svg:x="11.442cm" svg:y="4.364cm"><draw:text-box><text:p>Товар есть в наличии?</text:p></draw:text-box></draw:frame><draw:g draw:name="DrawObject4" draw:style-name="gr8"><draw:line draw:name="Диагональная линия 1" draw:style-name="gr23" draw:text-style-name="P7" svg:x1="13.522cm" svg:y1="5.415cm" svg:x2="14.721cm" svg:y2="6.756cm"><text:p/></draw:line><draw:line draw:name="Диагональная линия 2" draw:style-name="gr23" draw:text-style-name="P7" svg:x1="14.721cm" svg:y1="5.415cm" svg:x2="13.522cm" svg:y2="6.756cm"><text:p/></draw:line></draw:g><draw:g draw:name="DrawObject 3" draw:style-name="gr8"><draw:custom-shape draw:name="Фигура 22" draw:style-name="gr9" draw:text-style-name="P11" svg:width="2.505cm" svg:height="2.505cm" svg:x="20.836cm" svg:y="2.8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23" draw:style-name="gr10" draw:text-style-name="P12" svg:width="1.8cm" svg:height="0.989cm" svg:x="21.207cm" svg:y="3.531cm"><text:p/><draw:enhanced-geometry svg:viewBox="0 0 21600 21600" draw:type="rectangle" draw:enhanced-path="M 0 0 L 21600 0 21600 21600 0 21600 0 0 Z N"/></draw:custom-shape><draw:custom-shape draw:name="Фигура 24" draw:style-name="gr11" draw:text-style-name="P12" svg:width="1.237cm" svg:height="1.237cm" draw:transform="rotate (0.785398163397448) translate (21.2485694444444cm 3.53130555555556cm)"><text:p/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/draw:g><draw:line draw:name="Горизонтальная линия 11" draw:style-name="gr3" draw:text-style-name="P7" svg:x1="23.34cm" svg:y1="4.08cm" svg:x2="24.663cm" svg:y2="4.08cm"><text:p/></draw:line><draw:frame draw:name="Врезка 11" draw:style-name="gr24" draw:text-style-name="P14" svg:width="2.858cm" svg:height="2.153cm" svg:x="4.757cm" svg:y="7.249cm"><draw:text-box><text:p>Получить запрос о покупке товара</text:p></draw:text-box></draw:frame><draw:line draw:name="Горизонтальная линия 12" draw:style-name="gr18" draw:text-style-name="P7" svg:x1="6.713cm" svg:y1="1.182cm" svg:x2="5.835cm" svg:y2="4.745cm"><text:p/></draw:line><draw:line draw:name="Горизонтальная линия 13" draw:style-name="gr18" draw:text-style-name="P7" svg:x1="22.165cm" svg:y1="2.854cm" svg:x2="22.341cm" svg:y2="1.182cm"><text:p/></draw:line><draw:frame draw:name="Врезка 12" draw:style-name="gr25" draw:text-style-name="P14" svg:width="2.576cm" svg:height="1.024cm" svg:x="24.846cm" svg:y="14.764cm"><draw:text-box><text:p>Выдать заказ</text:p></draw:text-box></draw:frame><draw:frame draw:name="Врезка 13" draw:style-name="gr25" draw:text-style-name="P14" svg:width="2.576cm" svg:height="1.024cm" svg:x="24.846cm" svg:y="5.556cm"><draw:text-box><text:p>Выдать заказ</text:p></draw:text-box></draw:frame><draw:g draw:name="DrawObject 4" draw:style-name="gr8"><draw:custom-shape draw:name="Фигура 12" draw:style-name="gr9" draw:text-style-name="P11" svg:width="2.505cm" svg:height="2.505cm" svg:x="21.013cm" svg:y="12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25" draw:style-name="gr10" draw:text-style-name="P12" svg:width="1.8cm" svg:height="0.989cm" svg:x="21.383cm" svg:y="12.809cm"><text:p/><draw:enhanced-geometry svg:viewBox="0 0 21600 21600" draw:type="rectangle" draw:enhanced-path="M 0 0 L 21600 0 21600 21600 0 21600 0 0 Z N"/></draw:custom-shape><draw:custom-shape draw:name="Фигура 26" draw:style-name="gr11" draw:text-style-name="P12" svg:width="1.237cm" svg:height="1.237cm" draw:transform="rotate (0.785398163397448) translate (21.4267222222222cm 12.8093611111111cm)"><text:p/>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</draw:custom-shape></draw:g><draw:line draw:name="Горизонтальная линия 14" draw:style-name="gr3" draw:text-style-name="P7" svg:x1="19.671cm" svg:y1="13.254cm" svg:x2="20.994cm" svg:y2="13.254cm"><text:p/></draw:line><draw:line draw:name="Горизонтальная линия 15" draw:style-name="gr3" draw:text-style-name="P7" svg:x1="23.517cm" svg:y1="13.324cm" svg:x2="24.84cm" svg:y2="13.324cm"><text:p/></draw:line><draw:line draw:name="Горизонтальная линия 16" draw:style-name="gr18" draw:text-style-name="P7" svg:x1="22.343cm" svg:y1="12.132cm" svg:x2="24.911cm" svg:y2="1.238cm"><text:p/></draw:line><draw:frame draw:name="Врезка 14" draw:style-name="gr26" draw:text-style-name="P14" svg:width="4.365cm" svg:height="1.341cm" svg:x="20.237cm" svg:y="14.764cm"><draw:text-box><text:p>Сообщить покупателю о поступлении товара</text:p></draw:text-box></draw:frame><draw:frame draw:name="Врезка 15" draw:style-name="gr27" draw:text-style-name="P14" svg:width="3.821cm" svg:height="2.437cm" svg:x="19.873cm" svg:y="5.309cm"><draw:text-box><text:p>Сообщить покупателю о сроках хранения товара</text:p></draw:text-box></draw:frame></draw:g></text:p>
      <text:p text:style-name="P1"/>
      <text:p text:style-name="P2"/>
      <text:p text:style-name="P2"/>
      <table:table table:name="Таблица1" table:style-name="Таблица1">
        <table:table-column table:style-name="Таблица1.A" table:number-columns-repeated="2"/>
        <table:table-column table:style-name="Таблица1.C"/>
        <table:table-row table:style-name="Таблица1.1">
          <table:table-cell table:style-name="Таблица1.A1" table:number-rows-spanned="2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C1" office:value-type="string">
            <text:p text:style-name="P5"/>
          </table:table-cell>
        </table:table-row>
        <table:table-row table:style-name="Таблица1.2">
          <table:covered-table-cell table:style-name="Таблица1.A1"/>
          <table:table-cell table:style-name="Таблица1.B2" office:value-type="string">
            <text:p text:style-name="P5"/>
          </table:table-cell>
          <table:table-cell table:style-name="Таблица1.C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5T09:55:41.727000000</meta:creation-date>
    <dc:date>2023-04-05T11:21:44.200000000</dc:date>
    <meta:editing-duration>PT2M11S</meta:editing-duration>
    <meta:editing-cycles>2</meta:editing-cycles>
    <meta:generator>LibreOffice/7.3.4.2$Windows_X86_64 LibreOffice_project/728fec16bd5f605073805c3c9e7c4212a0120dc5</meta:generator>
    <meta:document-statistic meta:table-count="1" meta:image-count="0" meta:object-count="0" meta:page-count="1" meta:paragraph-count="1" meta:word-count="2" meta:character-count="10" meta:non-whitespace-character-count="9"/>
  </office:meta>
</office:document-meta>
</file>